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230000012ACC4E0D9B9B92E70E.png" manifest:media-type="image/png"/>
  <manifest:file-entry manifest:full-path="Pictures/10000001000003570000007D2593EEEB5711D372.png" manifest:media-type="image/png"/>
  <manifest:file-entry manifest:full-path="Pictures/100000010000019E000001737B4A32E21AB9AC2A.png" manifest:media-type="image/png"/>
  <manifest:file-entry manifest:full-path="Pictures/10000001000007800000031297C6A974199C70B3.png" manifest:media-type="image/png"/>
  <manifest:file-entry manifest:full-path="Pictures/100000010000039E0000032482972BF65F4A1F20.png" manifest:media-type="image/png"/>
  <manifest:file-entry manifest:full-path="Pictures/10000001000004080000011E844CC94ABEA50971.png" manifest:media-type="image/png"/>
  <manifest:file-entry manifest:full-path="Pictures/10000001000007800000031A2A9B3DEE17AB3C82.png" manifest:media-type="image/png"/>
  <manifest:file-entry manifest:full-path="Pictures/10000001000002AA00000149509A3A2677621019.png" manifest:media-type="image/png"/>
  <manifest:file-entry manifest:full-path="Pictures/10000001000005AD000002F724E28B2C2D242201.png" manifest:media-type="image/png"/>
  <manifest:file-entry manifest:full-path="Pictures/10000001000005B1000001EB8092BFFDB2F834D0.png" manifest:media-type="image/png"/>
  <manifest:file-entry manifest:full-path="Pictures/100000010000058D000002640442D94CA7821B51.png" manifest:media-type="image/png"/>
  <manifest:file-entry manifest:full-path="Pictures/1000000100000776000002F7F3A30623BEBE8430.png" manifest:media-type="image/png"/>
  <manifest:file-entry manifest:full-path="Pictures/1000000100000780000002863BBA8AC351354540.png" manifest:media-type="image/png"/>
  <manifest:file-entry manifest:full-path="Pictures/10000001000004BE000000F20B8834A2CDDA589E.png" manifest:media-type="image/png"/>
  <manifest:file-entry manifest:full-path="Pictures/100000010000077A000003101835B73949324095.png" manifest:media-type="image/png"/>
  <manifest:file-entry manifest:full-path="Pictures/1000000100000779000001EBF858746285AA0A62.png" manifest:media-type="image/png"/>
  <manifest:file-entry manifest:full-path="Pictures/100000010000077B000002A9AD94299D0D46C308.png" manifest:media-type="image/png"/>
  <manifest:file-entry manifest:full-path="Pictures/10000001000006380000013FB51EE00E1ACB5CAC.png" manifest:media-type="image/png"/>
  <manifest:file-entry manifest:full-path="Pictures/10000001000007800000029B414291A9E8B374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xe1" text:anchor-type="char" svg:width="14.474cm" svg:height="7.885cm" draw:z-index="0"><draw:image xlink:href="Pictures/10000001000002230000012ACC4E0D9B9B92E70E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Standard"><draw:frame draw:style-name="fr1" draw:name="Imaxe2" text:anchor-type="char" svg:width="17cm" svg:height="4.711cm" draw:z-index="1"><draw:image xlink:href="Pictures/10000001000004080000011E844CC94ABEA5097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3" text:anchor-type="char" svg:width="17cm" svg:height="8.2cm" draw:z-index="2"><draw:image xlink:href="Pictures/10000001000002AA00000149509A3A267762101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2" draw:name="Imaxe4" text:anchor-type="char" svg:width="17cm" svg:height="5.727cm" draw:z-index="3"><draw:image xlink:href="Pictures/10000001000005B1000001EB8092BFFDB2F834D0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3" draw:name="Imaxe5" text:anchor-type="char" svg:x="0.362cm" svg:y="0.446cm" svg:width="7.017cm" svg:height="6.288cm" draw:z-index="4"><draw:image xlink:href="Pictures/100000010000019E000001737B4A32E21AB9AC2A.png" xlink:type="simple" xlink:show="embed" xlink:actuate="onLoad" draw:mime-type="image/png"/></draw:frame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xe6" text:anchor-type="char" svg:width="17cm" svg:height="14.76cm" draw:z-index="5"><draw:image xlink:href="Pictures/100000010000039E0000032482972BF65F4A1F20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xe7" text:anchor-type="char" svg:width="17cm" svg:height="8.879cm" draw:z-index="6"><draw:image xlink:href="Pictures/10000001000005AD000002F724E28B2C2D24220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8" text:anchor-type="char" svg:width="17cm" svg:height="2.484cm" draw:z-index="7"><draw:image xlink:href="Pictures/10000001000003570000007D2593EEEB5711D37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xe9" text:anchor-type="char" svg:width="17cm" svg:height="7.32cm" draw:z-index="8"><draw:image xlink:href="Pictures/100000010000058D000002640442D94CA7821B5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10" text:anchor-type="char" svg:width="17cm" svg:height="6.749cm" draw:z-index="9"><draw:image xlink:href="Pictures/1000000100000776000002F7F3A30623BEBE843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11" text:anchor-type="char" svg:width="17cm" svg:height="5.726cm" draw:z-index="10"><draw:image xlink:href="Pictures/1000000100000780000002863BBA8AC35135454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><draw:frame draw:style-name="fr1" draw:name="Imaxe12" text:anchor-type="char" svg:width="17cm" svg:height="3.388cm" draw:z-index="11"><draw:image xlink:href="Pictures/10000001000004BE000000F20B8834A2CDDA589E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1" draw:name="Imaxe13" text:anchor-type="char" svg:width="17cm" svg:height="7.036cm" draw:z-index="12"><draw:image xlink:href="Pictures/10000001000007800000031A2A9B3DEE17AB3C8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14" text:anchor-type="char" svg:width="17cm" svg:height="4.359cm" draw:z-index="13"><draw:image xlink:href="Pictures/1000000100000779000001EBF858746285AA0A6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xe15" text:anchor-type="char" svg:width="17cm" svg:height="6.964cm" draw:z-index="14"><draw:image xlink:href="Pictures/10000001000007800000031297C6A974199C70B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2" draw:name="Imaxe16" text:anchor-type="char" svg:width="17cm" svg:height="6.96cm" draw:z-index="15"><draw:image xlink:href="Pictures/100000010000077A000003101835B73949324095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><draw:frame draw:style-name="fr1" draw:name="Imaxe17" text:anchor-type="char" svg:width="17cm" svg:height="6.048cm" draw:z-index="16"><draw:image xlink:href="Pictures/100000010000077B000002A9AD94299D0D46C308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18" text:anchor-type="char" svg:width="17cm" svg:height="3.404cm" draw:z-index="17"><draw:image xlink:href="Pictures/10000001000006380000013FB51EE00E1ACB5CA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19" text:anchor-type="char" svg:width="17cm" svg:height="5.902cm" draw:z-index="18"><draw:image xlink:href="Pictures/10000001000007800000029B414291A9E8B374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21:34:21.076000000</meta:creation-date>
    <dc:date>2022-02-14T21:48:53.068000000</dc:date>
    <meta:editing-duration>PT14M30S</meta:editing-duration>
    <meta:editing-cycles>8</meta:editing-cycles>
    <meta:generator>LibreOffice/7.2.2.2$Windows_X86_64 LibreOffice_project/02b2acce88a210515b4a5bb2e46cbfb63fe97d56</meta:generator>
    <meta:document-statistic meta:table-count="0" meta:image-count="19" meta:object-count="0" meta:page-count="6" meta:paragraph-count="18" meta:word-count="0" meta:character-count="246" meta:non-whitespace-character-count="0"/>
  </office:meta>
</office:document-meta>
</file>